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0e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7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67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ababab" loext:decorative="false"/>
    </style:style>
    <style:style style:name="gr6" style:family="graphic" style:parent-style-name="standard">
      <style:graphic-properties loext:decorative="false"/>
      <style:paragraph-properties style:writing-mode="lr-tb"/>
    </style:style>
    <style:style style:name="gr7" style:family="graphic" style:parent-style-name="standard">
      <style:graphic-properties fo:min-height="0.5cm" loext:decorative="false"/>
      <style:paragraph-properties style:writing-mode="lr-tb"/>
    </style:style>
    <style:style style:name="gr8" style:family="graphic" style:parent-style-name="Text">
      <style:graphic-properties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afafa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0e0e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ababab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afafa"/>
    </style:style>
    <style:style style:name="P11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2" style:family="text">
      <style:text-properties fo:color="#000000" loext:opacity="100%" style:font-name="LiberationSans" fo:font-size="19.2000007629395pt" fo:font-weight="bold" style:font-name-asian="LiberationSans" style:font-size-asian="19.2000007629395pt" style:font-weight-asian="bold" style:font-name-complex="LiberationSans" style:font-size-complex="19.2000007629395pt" style:font-weight-complex="bold"/>
    </style:style>
    <style:style style:name="T3" style:family="text">
      <style:text-properties fo:color="#000000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4" style:family="text">
      <style:text-properties fo:color="#000000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22222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939cm" svg:height="0.053cm" svg:x="1.825cm" svg:y="12.064cm" svg:viewBox="0 0 17940 54" draw:points="0,0 17940,0 17940,54 0,54">
          <text:p/>
        </draw:polygon>
        <draw:polygon draw:style-name="gr1" draw:text-style-name="P1" draw:layer="layout" svg:width="17.939cm" svg:height="0.053cm" svg:x="1.825cm" svg:y="17.488cm" svg:viewBox="0 0 17940 54" draw:points="0,0 17940,0 17940,54 0,54">
          <text:p/>
        </draw:polygon>
        <draw:polygon draw:style-name="gr1" draw:text-style-name="P1" draw:layer="layout" svg:width="17.939cm" svg:height="0.053cm" svg:x="1.825cm" svg:y="25.188cm" svg:viewBox="0 0 17940 54" draw:points="0,0 17940,0 17940,54 0,54">
          <text:p/>
        </draw:polygon>
        <draw:polygon draw:style-name="gr1" draw:text-style-name="P1" draw:layer="layout" svg:width="17.939cm" svg:height="0.052cm" svg:x="1.825cm" svg:y="30.771cm" svg:viewBox="0 0 17940 53" draw:points="0,0 17940,0 17940,53 0,53">
          <text:p/>
        </draw:polygon>
        <draw:frame draw:style-name="gr2" draw:text-style-name="P3" draw:layer="layout" svg:width="14.607cm" svg:height="0.852cm" svg:x="1.826cm" svg:y="2.802cm">
          <draw:text-box>
            <text:p text:style-name="P2"><text:span text:style-name="T1">Projet individuel – Landing Page produit</text:span></text:p>
          </draw:text-box>
        </draw:frame>
        <draw:frame draw:style-name="gr3" draw:text-style-name="P4" draw:layer="layout" svg:width="2.521cm" svg:height="0.759cm" svg:x="1.826cm" svg:y="4.678cm">
          <draw:text-box>
            <text:p text:style-name="P2"><text:span text:style-name="T2">Objectif</text:span></text:p>
          </draw:text-box>
        </draw:frame>
        <draw:frame draw:style-name="gr4" draw:text-style-name="P5" draw:layer="layout" svg:width="9.811cm" svg:height="0.475cm" svg:x="1.826cm" svg:y="5.94cm">
          <draw:text-box>
            <text:p text:style-name="P2"><text:span text:style-name="T3">Ce projet individuel permet de consolider les bases :</text:span></text:p>
          </draw:text-box>
        </draw:frame>
        <draw:frame draw:style-name="gr4" draw:text-style-name="P5" draw:layer="layout" svg:width="7.622cm" svg:height="0.475cm" svg:x="1.826cm" svg:y="8.824cm">
          <draw:text-box>
            <text:p text:style-name="P2"><text:span text:style-name="T3">Et initier une première prise en main de :</text:span></text:p>
          </draw:text-box>
        </draw:frame>
        <draw:frame draw:style-name="gr3" draw:text-style-name="P4" draw:layer="layout" svg:width="3.461cm" svg:height="0.759cm" svg:x="1.826cm" svg:y="13.515cm">
          <draw:text-box>
            <text:p text:style-name="P2"><text:span text:style-name="T2">Consignes</text:span></text:p>
          </draw:text-box>
        </draw:frame>
        <draw:frame draw:style-name="gr4" draw:text-style-name="P5" draw:layer="layout" svg:width="12.718cm" svg:height="1.369cm" svg:x="2.85cm" svg:y="14.551cm">
          <draw:text-box>
            <text:p text:style-name="P2"><text:span text:style-name="T3">Créer une </text:span><text:span text:style-name="T4">landing page responsive </text:span><text:span text:style-name="T3">pour un </text:span><text:span text:style-name="T4">produit réel ou fictif </text:span></text:p>
            <text:p text:style-name="P2"><text:span text:style-name="T3">(boisson, appli, vêtement, outil, etc.).</text:span></text:p>
          </draw:text-box>
        </draw:frame>
        <draw:frame draw:style-name="gr4" draw:text-style-name="P5" draw:layer="layout" svg:width="11.83cm" svg:height="0.475cm" svg:x="2.77cm" svg:y="16.025cm">
          <draw:text-box>
            <text:p text:style-name="P2"><text:span text:style-name="T3">C’est une </text:span><text:span text:style-name="T4">page unique </text:span><text:span text:style-name="T3">pensée comme une pub ou une vitrine.</text:span></text:p>
          </draw:text-box>
        </draw:frame>
        <draw:frame draw:style-name="gr3" draw:text-style-name="P4" draw:layer="layout" svg:width="5.797cm" svg:height="0.759cm" svg:x="1.826cm" svg:y="18.939cm">
          <draw:text-box>
            <text:p text:style-name="P2"><text:span text:style-name="T2">Sections à inclure</text:span></text:p>
          </draw:text-box>
        </draw:frame>
        <draw:frame draw:style-name="gr3" draw:text-style-name="P4" draw:layer="layout" svg:width="5.154cm" svg:height="0.759cm" svg:x="2.1cm" svg:y="26.991cm">
          <draw:text-box>
            <text:p text:style-name="P2"><text:span text:style-name="T2">Maquette Figma</text:span></text:p>
          </draw:text-box>
        </draw:frame>
        <draw:path draw:style-name="gr5" draw:text-style-name="P6" draw:layer="layout" svg:width="0.132cm" svg:height="0.132cm" svg:x="2.116cm" svg:y="7.249cm" svg:viewBox="0 0 133 133" svg:d="M133 66c0 9-1 18-5 27-3 8-8 15-14 21s-13 11-21 14c-8 4-17 5-26 5s-18-1-26-5c-8-3-15-8-21-14-7-6-11-13-15-21-3-9-5-18-5-27s2-17 5-25c4-8 8-15 15-22 6-6 13-11 21-14s17-5 26-5 18 2 26 5 15 8 21 14c6 7 11 14 14 22 4 8 5 16 5 25z">
          <text:p/>
        </draw:path>
        <draw:frame draw:style-name="gr3" draw:text-style-name="P4" draw:layer="layout" svg:width="2.974cm" svg:height="0.759cm" svg:x="1.826cm" svg:y="32.221cm">
          <draw:text-box>
            <text:p text:style-name="P2"><text:span text:style-name="T2">Livrables</text:span></text:p>
          </draw:text-box>
        </draw:frame>
        <draw:path draw:style-name="gr5" draw:text-style-name="P6" draw:layer="layout" svg:width="0.132cm" svg:height="0.132cm" svg:x="2.116cm" svg:y="7.937cm" svg:viewBox="0 0 133 133" svg:d="M133 67c0 9-1 17-5 25-3 9-8 16-14 22s-13 11-21 14c-8 4-17 5-26 5s-18-1-26-5c-8-3-15-8-21-14-7-6-11-13-15-22-3-8-5-16-5-25s2-17 5-26c4-8 8-15 15-22 6-6 13-11 21-14s17-5 26-5 18 2 26 5 15 8 21 14c6 7 11 14 14 22 4 9 5 17 5 26z">
          <text:p/>
        </draw:path>
        <draw:frame draw:style-name="gr4" draw:text-style-name="P5" draw:layer="layout" svg:width="10.281cm" svg:height="0.475cm" svg:x="2.532cm" svg:y="7.052cm">
          <draw:text-box>
            <text:p text:style-name="P2"><text:span text:style-name="T3">Structuration d’une page web avec </text:span><text:span text:style-name="T4">HTML sémantique</text:span></text:p>
          </draw:text-box>
        </draw:frame>
        <draw:path draw:style-name="gr5" draw:text-style-name="P6" draw:layer="layout" svg:width="0.132cm" svg:height="0.132cm" svg:x="2.116cm" svg:y="10.107cm" svg:viewBox="0 0 133 133" svg:d="M133 66c0 8-1 17-5 25-3 8-8 15-14 21-6 7-13 11-21 16-8 3-17 5-26 5s-18-2-26-5c-8-5-15-9-21-16-7-6-11-13-15-21-3-8-5-17-5-25 0-9 2-17 5-26 4-8 8-15 15-21 6-6 13-11 21-14 8-4 17-5 26-5s18 1 26 5c8 3 15 8 21 14s11 13 14 21c4 9 5 17 5 26z">
          <text:p/>
        </draw:path>
        <draw:frame draw:style-name="gr4" draw:text-style-name="P5" draw:layer="layout" svg:width="15.644cm" svg:height="0.475cm" svg:x="2.532cm" svg:y="7.74cm">
          <draw:text-box>
            <text:p text:style-name="P2"><text:span text:style-name="T3">Application des fondamentaux </text:span><text:span text:style-name="T4">CSS </text:span><text:span text:style-name="T3">: mise en page, typographie, responsive design</text:span></text:p>
          </draw:text-box>
        </draw:frame>
        <draw:path draw:style-name="gr5" draw:text-style-name="P6" draw:layer="layout" svg:width="0.132cm" svg:height="0.132cm" svg:x="2.116cm" svg:y="10.821cm" svg:viewBox="0 0 133 133" svg:d="M133 66c0 10-1 18-5 26-3 9-8 16-14 22s-13 11-21 14c-8 4-17 5-26 5s-18-1-26-5c-8-3-15-8-21-14-7-6-11-13-15-22-3-8-5-16-5-26 0-9 2-17 5-25 4-8 8-15 15-22 6-6 13-11 21-14s17-5 26-5 18 2 26 5 15 8 21 14c6 7 11 14 14 22 4 8 5 16 5 25z">
          <text:p/>
        </draw:path>
        <draw:frame draw:style-name="gr4" draw:text-style-name="P5" draw:layer="layout" svg:width="7.905cm" svg:height="0.475cm" svg:x="2.532cm" svg:y="9.909cm">
          <draw:text-box>
            <text:p text:style-name="P2"><text:span text:style-name="T3">La </text:span><text:span text:style-name="T4">création d’une maquette avec Figma</text:span></text:p>
          </draw:text-box>
        </draw:frame>
        <draw:path draw:style-name="gr5" draw:text-style-name="P6" draw:layer="layout" svg:width="0.132cm" svg:height="0.132cm" svg:x="2.116cm" svg:y="20.452cm" svg:viewBox="0 0 133 133" svg:d="M133 66c0 10-1 18-5 26-3 8-8 16-14 22s-13 11-21 14-17 5-26 5-18-2-26-5-15-8-21-14c-7-6-11-14-15-22-3-8-5-16-5-26 0-9 2-17 5-25 4-8 8-16 15-22 6-6 13-11 21-14 8-4 17-5 26-5s18 1 26 5c8 3 15 8 21 14s11 14 14 22c4 8 5 16 5 25z">
          <text:p/>
        </draw:path>
        <draw:frame draw:style-name="gr4" draw:text-style-name="P5" draw:layer="layout" svg:width="10.577cm" svg:height="0.475cm" svg:x="2.532cm" svg:y="10.624cm">
          <draw:text-box>
            <text:p text:style-name="P2"><text:span text:style-name="T3">L’</text:span><text:span text:style-name="T4">utilisation de Git et GitHub </text:span><text:span text:style-name="T3">pour versionner et publier</text:span></text:p>
          </draw:text-box>
        </draw:frame>
        <draw:path draw:style-name="gr5" draw:text-style-name="P6" draw:layer="layout" svg:width="0.132cm" svg:height="0.132cm" svg:x="2.116cm" svg:y="21.14cm" svg:viewBox="0 0 133 133" svg:d="M133 67c0 9-1 17-5 25-3 8-8 15-14 22-6 6-13 11-21 14s-17 5-26 5-18-2-26-5-15-8-21-14c-7-7-11-14-15-22-3-8-5-16-5-25s2-17 5-26c4-9 8-16 15-22 6-6 13-11 21-14 8-4 17-5 26-5s18 1 26 5c8 3 15 8 21 14s11 13 14 22c4 9 5 17 5 26z">
          <text:p/>
        </draw:path>
        <draw:frame draw:style-name="gr4" draw:text-style-name="P5" draw:layer="layout" svg:width="6.339cm" svg:height="0.475cm" svg:x="2.532cm" svg:y="20.254cm">
          <draw:text-box>
            <text:p text:style-name="P2"><text:span text:style-name="T4">En-tête </text:span><text:span text:style-name="T3">: nom du produit + slogan</text:span></text:p>
          </draw:text-box>
        </draw:frame>
        <draw:path draw:style-name="gr5" draw:text-style-name="P6" draw:layer="layout" svg:width="0.132cm" svg:height="0.132cm" svg:x="2.116cm" svg:y="21.828cm" svg:viewBox="0 0 133 133" svg:d="M133 67c0 9-1 17-5 25-3 8-8 15-14 22-6 6-13 11-21 14s-17 5-26 5-18-2-26-5-15-8-21-14c-7-7-11-14-15-22-3-8-5-16-5-25s2-17 5-26c4-8 8-15 15-21 6-7 13-12 21-15 8-4 17-5 26-5s18 1 26 5c8 3 15 8 21 15 6 6 11 13 14 21 4 9 5 17 5 26z">
          <text:p/>
        </draw:path>
        <draw:frame draw:style-name="gr4" draw:text-style-name="P5" draw:layer="layout" svg:width="11.259cm" svg:height="0.475cm" svg:x="2.532cm" svg:y="20.942cm">
          <draw:text-box>
            <text:p text:style-name="P2"><text:span text:style-name="T4">Section visuelle </text:span><text:span text:style-name="T3">: image ou illustration + phrase d’accroche</text:span></text:p>
          </draw:text-box>
        </draw:frame>
        <draw:path draw:style-name="gr5" draw:text-style-name="P6" draw:layer="layout" svg:width="0.132cm" svg:height="0.132cm" svg:x="2.116cm" svg:y="22.542cm" svg:viewBox="0 0 133 133" svg:d="M133 66c0 9-1 17-5 25-3 10-8 17-14 23s-13 11-21 14c-8 4-17 5-26 5s-18-1-26-5c-8-3-15-8-21-14-7-6-11-13-15-23-3-8-5-16-5-25s2-17 5-25c4-8 8-15 15-22 6-6 13-11 21-14s17-5 26-5 18 2 26 5 15 8 21 14c6 7 11 14 14 22 4 8 5 16 5 25z">
          <text:p/>
        </draw:path>
        <draw:frame draw:style-name="gr4" draw:text-style-name="P5" draw:layer="layout" svg:width="5.742cm" svg:height="0.475cm" svg:x="2.532cm" svg:y="21.63cm">
          <draw:text-box>
            <text:p text:style-name="P2"><text:span text:style-name="T4">Caractéristiques / avantages</text:span></text:p>
          </draw:text-box>
        </draw:frame>
        <draw:path draw:style-name="gr5" draw:text-style-name="P6" draw:layer="layout" svg:width="0.132cm" svg:height="0.132cm" svg:x="2.116cm" svg:y="23.23cm" svg:viewBox="0 0 133 133" svg:d="M133 66c0 10-1 18-5 26-3 8-8 16-14 22s-13 11-21 14c-8 4-17 5-26 5s-18-1-26-5c-8-3-15-8-21-14-7-6-11-14-15-22-3-8-5-16-5-26 0-9 2-17 5-25 4-8 8-16 15-22 6-6 13-11 21-14s17-5 26-5 18 2 26 5 15 8 21 14 11 14 14 22c4 8 5 16 5 25z">
          <text:p/>
        </draw:path>
        <draw:frame draw:style-name="gr4" draw:text-style-name="P5" draw:layer="layout" svg:width="3.859cm" svg:height="0.475cm" svg:x="2.532cm" svg:y="22.345cm">
          <draw:text-box>
            <text:p text:style-name="P2"><text:span text:style-name="T4">Avis / témoignages</text:span></text:p>
          </draw:text-box>
        </draw:frame>
        <draw:path draw:style-name="gr5" draw:text-style-name="P6" draw:layer="layout" svg:width="0.132cm" svg:height="0.132cm" svg:x="2.116cm" svg:y="23.918cm" svg:viewBox="0 0 133 133" svg:d="M133 67c0 9-1 17-5 25-3 8-8 16-14 22s-13 11-21 14-17 5-26 5-18-2-26-5-15-8-21-14c-7-6-11-14-15-22-3-8-5-16-5-25s2-17 5-25c4-9 8-17 15-23 6-6 13-11 21-14s17-5 26-5 18 2 26 5 15 8 21 14 11 14 14 23c4 8 5 16 5 25z">
          <text:p/>
        </draw:path>
        <draw:frame draw:style-name="gr4" draw:text-style-name="P5" draw:layer="layout" svg:width="9.544cm" svg:height="0.475cm" svg:x="2.532cm" svg:y="23.033cm">
          <draw:text-box>
            <text:p text:style-name="P2"><text:span text:style-name="T4">Bouton d’action (CTA) </text:span><text:span text:style-name="T3">: “Acheter”, “Essayer”, etc.</text:span></text:p>
          </draw:text-box>
        </draw:frame>
        <draw:path draw:style-name="gr5" draw:text-style-name="P6" draw:layer="layout" svg:width="0.132cm" svg:height="0.132cm" svg:x="2.116cm" svg:y="28.151cm" svg:viewBox="0 0 133 133" svg:d="M133 67c0 9-1 18-5 26-3 8-8 15-14 21s-13 11-21 14c-8 4-17 5-26 5s-18-1-26-5c-8-3-15-8-21-14-7-6-11-13-15-21-3-8-5-17-5-26 0-8 2-17 5-25 4-8 8-16 15-22 6-7 13-11 21-15 8-3 17-5 26-5s18 2 26 5c8 4 15 8 21 15 6 6 11 14 14 22 4 8 5 17 5 25z">
          <text:p/>
        </draw:path>
        <draw:frame draw:style-name="gr4" draw:text-style-name="P5" draw:layer="layout" svg:width="6.09cm" svg:height="0.475cm" svg:x="2.532cm" svg:y="23.72cm">
          <draw:text-box>
            <text:p text:style-name="P2"><text:span text:style-name="T4">Footer </text:span><text:span text:style-name="T3">: liens, mentions, contact</text:span></text:p>
          </draw:text-box>
        </draw:frame>
        <draw:path draw:style-name="gr5" draw:text-style-name="P6" draw:layer="layout" svg:width="0.132cm" svg:height="0.132cm" svg:x="2.116cm" svg:y="28.839cm" svg:viewBox="0 0 133 133" svg:d="M133 67c0 9-1 17-5 26-3 8-8 15-14 21s-13 11-21 14c-8 4-17 5-26 5s-18-1-26-5c-8-3-15-8-21-14-7-6-11-13-15-21-3-9-5-17-5-26s2-17 5-25c4-8 8-15 15-22 6-6 13-11 21-14 8-4 17-6 26-6s18 2 26 6c8 3 15 8 21 14 6 7 11 14 14 22 4 8 5 16 5 25z">
          <text:p/>
        </draw:path>
        <draw:frame draw:style-name="gr4" draw:text-style-name="P5" draw:layer="layout" svg:width="3.855cm" svg:height="0.475cm" svg:x="2.532cm" svg:y="27.954cm">
          <draw:text-box>
            <text:p text:style-name="P2"><text:span text:style-name="T3">À réaliser sur </text:span><text:span text:style-name="T4">Figma</text:span></text:p>
          </draw:text-box>
        </draw:frame>
        <draw:path draw:style-name="gr5" draw:text-style-name="P6" draw:layer="layout" svg:width="0.132cm" svg:height="0.132cm" svg:x="2.116cm" svg:y="29.527cm" svg:viewBox="0 0 133 133" svg:d="M133 66c0 9-1 17-5 25-3 9-8 17-14 23s-13 11-21 14c-8 4-17 5-26 5s-18-1-26-5c-8-3-15-8-21-14-7-6-11-14-15-23-3-8-5-16-5-25s2-17 5-25c4-8 8-15 15-22 6-6 13-11 21-14s17-5 26-5 18 2 26 5 15 8 21 14c6 7 11 14 14 22 4 8 5 16 5 25z">
          <text:p/>
        </draw:path>
        <draw:frame draw:style-name="gr4" draw:text-style-name="P5" draw:layer="layout" svg:width="10.166cm" svg:height="0.475cm" svg:x="2.532cm" svg:y="28.642cm">
          <draw:text-box>
            <text:p text:style-name="P2"><text:span text:style-name="T3">Simple et claire, avec couleurs / typographies choisies</text:span></text:p>
          </draw:text-box>
        </draw:frame>
        <draw:path draw:style-name="gr5" draw:text-style-name="P6" draw:layer="layout" svg:width="0.132cm" svg:height="0.132cm" svg:x="2.116cm" svg:y="33.734cm" svg:viewBox="0 0 133 133" svg:d="M133 66c0 9-1 17-5 25-3 8-8 16-14 22s-13 12-21 15-17 5-26 5-18-2-26-5-15-9-21-15c-7-6-11-14-15-22-3-8-5-16-5-25s2-17 5-25c4-8 8-16 15-22 6-6 13-11 21-14s17-5 26-5 18 2 26 5 15 8 21 14 11 14 14 22c4 8 5 16 5 25z">
          <text:p/>
        </draw:path>
        <draw:frame draw:style-name="gr4" draw:text-style-name="P5" draw:layer="layout" svg:width="8.189cm" svg:height="0.475cm" svg:x="2.532cm" svg:y="29.33cm">
          <draw:text-box>
            <text:p text:style-name="P2"><text:span text:style-name="T3">À partager en lien dans le README GitHub</text:span></text:p>
          </draw:text-box>
        </draw:frame>
        <draw:frame draw:style-name="gr4" draw:text-style-name="P5" draw:layer="layout" svg:width="3.058cm" svg:height="0.475cm" svg:x="2.532cm" svg:y="33.536cm">
          <draw:text-box>
            <text:p text:style-name="P2"><text:span text:style-name="T3">Maquette Figma</text:span></text:p>
          </draw:text-box>
        </draw:frame>
        <draw:frame draw:style-name="gr6" draw:layer="layout" svg:width="14.25cm" svg:height="1.2cm" svg:x="2.85cm" svg:y="25cm">
          <draw:text-box>
            <text:p text:style-name="P7"><text:span text:style-name="T5">En-tête </text:span><text:span text:style-name="T6">: Clair’Pet + Une vision claire pour nos amis à quatre pattes !</text:span></text:p>
          </draw:text-box>
        </draw:frame>
        <draw:frame draw:style-name="gr7" draw:text-style-name="P7" draw:layer="layout" svg:width="17cm" svg:height="0.5cm" svg:x="2.49cm" svg:y="25.75cm">
          <draw:text-box>
            <text:p text:style-name="P7">Notre boutique permet à nos membres félins et/ou canins de bénéficier de nos superbes lunettes de vue. <text:s/></text:p>
          </draw:text-box>
        </draw:frame>
        <draw:frame draw:style-name="gr6" draw:layer="layout" svg:width="16.859cm" svg:height="1.2cm" svg:x="2.241cm" svg:y="26.3cm">
          <draw:text-box>
            <text:p text:style-name="P7">Caractéristiques : 100 % matériaux recyclés et renouvelables / Avantages : Faible coût, qualité certifiée par des opticiens agréés et cool. </text:p>
          </draw:text-box>
        </draw:frame>
        <draw:frame draw:style-name="gr8" draw:layer="layout" svg:width="17.373cm" svg:height="0.577cm" svg:x="2.35cm" svg:y="24.25cm">
          <draw:text-box>
            <text:p text:style-name="P8">https://www.direct-optic.fr/home/direct_optic_audition_logo_cmjn%20%281%29.png</text:p>
          </draw:text-box>
        </draw:frame>
        <draw:frame draw:style-name="gr9" draw:text-style-name="P9" draw:layer="layout" svg:width="10.759cm" svg:height="0.396cm" svg:x="6.6cm" svg:y="22.354cm">
          <draw:text-box>
            <text:p>https://www.direct-optic.fr/build/images/icons/_reviews.3547a917.png</text:p>
          </draw:text-box>
        </draw:frame>
      </draw:page>
      <draw:page draw:name="page2" draw:style-name="dp1" draw:master-page-name="master-page30">
        <draw:path draw:style-name="gr5" draw:text-style-name="P6" draw:layer="layout" svg:width="0.132cm" svg:height="0.132cm" svg:x="2.116cm" svg:y="1.27cm" svg:viewBox="0 0 133 133" svg:d="M133 66c0 8-1 17-5 25-3 8-8 15-14 21-6 8-13 12-21 16-8 3-17 5-26 5s-18-2-26-5c-8-4-15-8-21-16-7-6-11-13-15-21-3-8-5-17-5-25 0-9 2-18 5-26 4-8 8-15 15-21 6-6 13-11 21-14 8-4 17-5 26-5s18 1 26 5c8 3 15 8 21 14s11 13 14 21c4 8 5 17 5 26z">
          <text:p/>
        </draw:path>
        <draw:path draw:style-name="gr5" draw:text-style-name="P6" draw:layer="layout" svg:width="0.132cm" svg:height="0.132cm" svg:x="3.069cm" svg:y="1.931cm" svg:viewBox="0 0 133 133" svg:d="M133 66c0 9-2 17-5 25-3 9-8 16-14 22-7 7-14 12-22 15-8 4-16 5-25 5s-17-1-26-5c-9-3-16-8-22-15-6-6-11-13-14-22-4-8-5-16-5-25s1-17 5-25c3-8 8-15 14-22 6-6 13-11 22-14s17-5 26-5 17 2 25 5 15 8 22 14c6 7 11 14 14 22s5 16 5 25z">
          <text:p/>
        </draw:path>
        <draw:frame draw:style-name="gr4" draw:text-style-name="P5" draw:layer="layout" svg:width="5.954cm" svg:height="0.475cm" svg:x="2.532cm" svg:y="1.072cm">
          <draw:text-box>
            <text:p text:style-name="P2"><text:span text:style-name="T3">Code final hébergé sur GitHub :</text:span></text:p>
          </draw:text-box>
        </draw:frame>
        <draw:path draw:style-name="gr5" draw:text-style-name="P6" draw:layer="layout" svg:width="0.132cm" svg:height="0.132cm" svg:x="4.021cm" svg:y="2.619cm" svg:viewBox="0 0 133 133" svg:d="M133 66c0 9-1 17-5 26-3 8-8 16-14 22s-13 11-21 14-17 5-26 5c-8 0-17-2-25-5s-15-8-21-14c-7-6-11-14-15-22-4-9-6-17-6-26s2-17 6-25 8-16 15-22c6-6 13-11 21-14s17-5 25-5c9 0 18 2 26 5s15 8 21 14 11 14 14 22c4 8 5 16 5 25z">
          <text:p/>
        </draw:path>
        <draw:path draw:style-name="gr10" draw:text-style-name="P10" draw:layer="layout" svg:width="2.223cm" svg:height="0.555cm" svg:x="4.444cm" svg:y="2.381cm" svg:viewBox="0 0 2224 556" svg:d="M0 451v-345c0-14 3-28 9-41 5-13 13-24 22-34 10-10 22-18 35-23 13-6 26-8 40-8h2012c14 0 28 2 41 8 13 5 24 13 34 23s18 21 23 34 8 27 8 41v345c0 14-3 27-8 40s-13 24-23 34-21 18-34 23c-13 6-27 8-41 8h-2012c-14 0-27-2-40-8-13-5-25-13-35-23-9-10-17-21-22-34-6-13-9-26-9-40z">
          <text:p/>
        </draw:path>
        <draw:frame draw:style-name="gr4" draw:text-style-name="P5" draw:layer="layout" svg:width="15.742cm" svg:height="0.475cm" svg:x="3.484cm" svg:y="1.734cm">
          <draw:text-box>
            <text:p text:style-name="P2"><text:span text:style-name="T3">Tous les fichiers doivent être organisés proprement dans / avec une structure claire.</text:span></text:p>
          </draw:text-box>
        </draw:frame>
        <draw:frame draw:style-name="gr11" draw:text-style-name="P11" draw:layer="layout" svg:width="1.996cm" svg:height="0.433cm" svg:x="4.548cm" svg:y="2.437cm">
          <draw:text-box>
            <text:p text:style-name="P2"><text:span text:style-name="T7">README.md</text:span></text:p>
          </draw:text-box>
        </draw:frame>
        <draw:frame draw:style-name="gr4" draw:text-style-name="P5" draw:layer="layout" svg:width="11.55cm" svg:height="0.475cm" svg:x="6.665cm" svg:y="2.421cm">
          <draw:text-box>
            <text:p text:style-name="P2"><text:span text:style-name="T3"><text:s/></text:span><text:span text:style-name="T3">contenant le lien Figma et décrivant comment lancer le proj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fill="none" draw:fill-color="#ffffff" fo:min-height="1.2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" fo:font-family="Liberation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iberationSans" style:font-family-asian="LiberationSans" style:font-size-asian="10pt" style:language-asian="zh" style:country-asian="CN" style:font-style-asian="normal" style:font-weight-asian="normal" style:font-name-complex="LiberationSans" style:font-family-complex="Liberation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fo:min-height="0.508cm" style:writing-mode="lr-tb">
        <text:list-style style:name="Tex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fe" style:family="graphic" style:parent-style-name="standard">
      <style:graphic-properties draw:stroke="none" draw:fill="none" draw:fill-color="#ffffff" fo:min-height="0.5cm" style:writing-mode="lr-tb">
        <text:list-style style:name="df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" fo:font-family="LiberationSans" fo:font-size="12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LiberationSans" style:font-family-asian="LiberationSans" style:font-size-asian="12pt" style:language-asian="zh" style:country-asian="CN" style:font-style-asian="normal" style:font-name-complex="LiberationSans" style:font-family-complex="LiberationSans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1cm" fo:margin-bottom="2cm" fo:margin-left="2.1cm" fo:margin-right="2.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9T10:31:41.884000000</dc:date>
    <meta:editing-duration>PT19H55M</meta:editing-duration>
    <meta:editing-cycles>6</meta:editing-cycles>
    <meta:generator>LibreOffice/24.2.5.2$Windows_X86_64 LibreOffice_project/bffef4ea93e59bebbeaf7f431bb02b1a39ee8a59</meta:generator>
    <meta:document-statistic meta:object-count="55"/>
  </office:meta>
</office:document-meta>
</file>